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8080 - 8081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float" office:value="60075" calcext:value-type="float">
            <text:p>60075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1 - 65535</text:p>
          </table:table-cell>
          <table:table-cell office:value-type="string" calcext:value-type="string">
            <text:p>sg-75bce810 (AutoSpark-maste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SH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1 - 65535</text:p>
          </table:table-cell>
          <table:table-cell office:value-type="string" calcext:value-type="string">
            <text:p>sg-74bce811 (AutoSpark-slav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float" office:value="50060" calcext:value-type="float">
            <text:p>50060</text:p>
          </table:table-cell>
          <table:table-cell office:value-type="string" calcext:value-type="string">
            <text:p>0.0.0.0/0</text:p>
          </table:table-cell>
          <table:table-cell/>
          <table:table-cell office:value-type="string" calcext:value-type="string">
            <text:p>Inbound</text:p>
          </table:table-cell>
        </table:table-row>
        <table:table-row table:style-name="ro2">
          <table:table-cell office:value-type="string" calcext:value-type="string">
            <text:p>Custom UDP Rule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1 - 65535</text:p>
          </table:table-cell>
          <table:table-cell office:value-type="string" calcext:value-type="string">
            <text:p>sg-74bce811 (AutoSpark-slave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stom UDP Rule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1 - 65535</text:p>
          </table:table-cell>
          <table:table-cell office:value-type="string" calcext:value-type="string">
            <text:p>sg-75bce810 (AutoSpark-mast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float" office:value="50075" calcext:value-type="float">
            <text:p>50075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CM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-75bce810 (AutoSpark-mast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 TCP Rule</text:p>
          </table:table-cell>
          <table:table-cell office:value-type="string" calcext:value-type="string">
            <text:p>TCP</text:p>
          </table:table-cell>
          <table:table-cell office:value-type="float" office:value="60060" calcext:value-type="float">
            <text:p>60060</text:p>
          </table:table-cell>
          <table:table-cell office:value-type="string" calcext:value-type="string">
            <text:p>0.0.0.0/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CM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-74bce811 (AutoSpark-slaves)</text:p>
          </table:table-cell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All traffic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0.0.0.0/0</text:p>
          </table:table-cell>
          <table:table-cell/>
          <table:table-cell office:value-type="string" calcext:value-type="string">
            <text:p>Outb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1:48:51.809481286</meta:creation-date>
    <dc:date>2015-01-22T11:49:36.082324938</dc:date>
    <meta:editing-duration>P0D</meta:editing-duration>
    <meta:editing-cycles>1</meta:editing-cycles>
    <meta:document-statistic meta:table-count="1" meta:cell-count="54" meta:object-count="0"/>
    <meta:generator>LibreOffice/4.2.7.2$Linux_X86_64 LibreOffice_project/420m0$Build-2</meta:generator>
  </office:meta>
</office:document-meta>
</file>